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a17" officeooo:paragraph-rsid="0009f629"/>
    </style:style>
    <style:style style:name="T1" style:family="text">
      <style:text-properties officeooo:rsid="0008c52c"/>
    </style:style>
    <style:style style:name="T2" style:family="text">
      <style:text-properties officeooo:rsid="0008ccd7"/>
    </style:style>
    <style:style style:name="T3" style:family="text">
      <style:text-properties officeooo:rsid="0009f6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text:tab/><text:tab/><text:tab/><text:span text:style-name="T3">[Firma cliente]</text:span></text:p>
      <text:p text:style-name="P1"><text:tab/><text:tab/><text:tab/><text:tab/><text:tab/>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4T10:34:42.416646557</meta:creation-date>
    <dc:date>2024-07-25T13:15:13.319670831</dc:date>
    <meta:editing-duration>PT2H43M1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" meta:character-count="47" meta:non-whitespace-character-count="35"/>
  </office:meta>
</office:document-meta>
</file>